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3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4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Normální" style:family="paragraph">
      <style:paragraph-properties fo:keep-with-next="always" fo:text-align="justify" fo:margin-top="0.3333in" fo:margin-bottom="0.1666in" fo:line-height="104%"/>
    </style:style>
    <style:style style:name="T16" style:parent-style-name="Standardnípísmoodstavce" style:family="text">
      <style:text-properties style:font-name-complex="Calibri" fo:font-weight="bold" style:font-weight-asian="bold" fo:color="#008576" fo:font-size="12pt" style:font-size-asian="12pt"/>
    </style:style>
    <style:style style:name="T17" style:parent-style-name="Standardnípísmoodstavce" style:family="text">
      <style:text-properties style:font-name-complex="Calibri" fo:font-weight="bold" style:font-weight-asian="bold" fo:color="#008576" fo:font-size="12pt" style:font-size-asian="12pt"/>
    </style:style>
    <style:style style:name="P18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19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20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Standardnípísmoodstavce" style:family="text">
      <style:text-properties style:font-name-complex="Calibri"/>
    </style:style>
    <style:style style:name="T22" style:parent-style-name="Standardnípísmoodstavce" style:family="text">
      <style:text-properties style:font-name-complex="Calibri" fo:font-style="italic" style:font-style-asian="italic"/>
    </style:style>
    <style:style style:name="T23" style:parent-style-name="Standardnípísmoodstavce" style:family="text">
      <style:text-properties style:font-name-complex="Calibri" fo:font-style="italic" style:font-style-asian="italic"/>
    </style:style>
    <style:style style:name="P24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style:font-name-complex="Calibri" fo:font-style="italic" style:font-style-asian="italic"/>
    </style:style>
    <style:style style:name="P25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style:font-name-complex="Calibri" fo:font-style="italic" style:font-style-asian="italic"/>
    </style:style>
    <style:style style:name="P26" style:parent-style-name="Normální" style:family="paragraph">
      <style:paragraph-properties fo:text-align="justify" fo:margin-top="0.1388in" fo:margin-bottom="0.1388in" fo:line-height="104%"/>
    </style:style>
    <style:style style:name="T27" style:parent-style-name="Standardnípísmoodstavce" style:family="text">
      <style:text-properties style:font-name-complex="Calibri"/>
    </style:style>
    <style:style style:name="T28" style:parent-style-name="Standardnípísmoodstavce" style:family="text">
      <style:text-properties style:font-name-complex="Calibri"/>
    </style:style>
    <style:style style:name="T29" style:parent-style-name="Standardnípísmoodstavce" style:family="text">
      <style:text-properties style:font-name-complex="Calibri" fo:font-weight="bold" style:font-weight-asian="bold"/>
    </style:style>
    <style:style style:name="T30" style:parent-style-name="Standardnípísmoodstavce" style:family="text">
      <style:text-properties style:font-name-complex="Calibri"/>
    </style:style>
    <style:style style:name="P31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2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3" style:parent-style-name="Normální" style:family="paragraph">
      <style:paragraph-properties fo:text-align="justify" fo:margin-top="0.1388in" fo:margin-bottom="0.1388in" fo:line-height="104%" fo:margin-left="0.1972in">
        <style:tab-stops/>
      </style:paragraph-properties>
      <style:text-properties style:font-name-complex="Calibri"/>
    </style:style>
    <style:style style:name="P34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5" style:parent-style-name="Normální" style:family="paragraph">
      <style:paragraph-properties fo:text-align="justify" fo:margin-top="0.1388in" fo:margin-bottom="0.1388in" fo:line-height="104%" fo:margin-left="0.1972in">
        <style:tab-stops/>
      </style:paragraph-properties>
    </style:style>
    <style:style style:name="T36" style:parent-style-name="Standardnípísmoodstavce" style:family="text">
      <style:text-properties style:font-name-complex="Calibri"/>
    </style:style>
    <style:style style:name="T37" style:parent-style-name="Standardnípísmoodstavce" style:family="text">
      <style:text-properties style:font-name-complex="Calibri"/>
    </style:style>
    <style:style style:name="T38" style:parent-style-name="Standardnípísmoodstavce" style:family="text">
      <style:text-properties style:font-name-complex="Calibri"/>
    </style:style>
    <style:style style:name="T39" style:parent-style-name="Hypertextovýodkaz" style:family="text">
      <style:text-properties style:font-name-complex="Calibri"/>
    </style:style>
    <style:style style:name="T40" style:parent-style-name="Standardnípísmoodstavce" style:family="text">
      <style:text-properties style:font-name-complex="Calibri"/>
    </style:style>
    <style:style style:name="P41" style:parent-style-name="Normální" style:family="paragraph">
      <style:paragraph-properties fo:text-align="justify" fo:margin-top="0.1388in" fo:margin-bottom="0.1388in" fo:line-height="104%"/>
    </style:style>
    <style:style style:name="T42" style:parent-style-name="Standardnípísmoodstavce" style:family="text">
      <style:text-properties style:font-name-complex="Calibri" fo:font-weight="bold" style:font-weight-asian="bold"/>
    </style:style>
    <style:style style:name="P43" style:parent-style-name="Normální" style:family="paragraph">
      <style:paragraph-properties fo:text-align="justify" fo:margin-top="0.1388in" fo:margin-bottom="0.1388in" fo:line-height="104%"/>
    </style:style>
    <style:style style:name="T44" style:parent-style-name="Standardnípísmoodstavce" style:family="text">
      <style:text-properties style:font-name-complex="Calibri"/>
    </style:style>
    <style:style style:name="T45" style:parent-style-name="Standardnípísmoodstavce" style:family="text">
      <style:text-properties style:font-name-complex="Calibri"/>
    </style:style>
    <style:style style:name="T46" style:parent-style-name="Standardnípísmoodstavce" style:family="text">
      <style:text-properties style:font-name-complex="Calibri" fo:font-weight="bold" style:font-weight-asian="bold"/>
    </style:style>
    <style:style style:name="T47" style:parent-style-name="Standardnípísmoodstavce" style:family="text">
      <style:text-properties style:font-name-complex="Calibri"/>
    </style:style>
    <style:style style:name="T48" style:parent-style-name="Standardnípísmoodstavce" style:family="text">
      <style:text-properties style:font-name-complex="Calibri"/>
    </style:style>
    <style:style style:name="T49" style:parent-style-name="Standardnípísmoodstavce" style:family="text">
      <style:text-properties style:font-name-complex="Calibri"/>
    </style:style>
    <style:style style:name="P50" style:parent-style-name="Normální" style:family="paragraph">
      <style:paragraph-properties fo:keep-with-next="always" fo:margin-top="0.3333in" fo:margin-bottom="0.1666in" fo:line-height="104%"/>
      <style:text-properties style:font-name-complex="Calibri" fo:font-weight="bold" style:font-weight-asian="bold" fo:color="#008576" fo:font-size="12pt" style:font-size-asian="12pt"/>
    </style:style>
    <style:style style:name="P51" style:parent-style-name="Normální" style:family="paragraph">
      <style:paragraph-properties fo:text-align="justify" fo:margin-top="0.1388in" fo:margin-bottom="0.1388in" fo:line-height="104%"/>
    </style:style>
    <style:style style:name="T52" style:parent-style-name="Standardnípísmoodstavce" style:family="text">
      <style:text-properties style:font-name-complex="Calibri"/>
    </style:style>
    <style:style style:name="T53" style:parent-style-name="Standardnípísmoodstavce" style:family="text">
      <style:text-properties style:font-name-complex="Calibri" fo:font-weight="bold" style:font-weight-asian="bold"/>
    </style:style>
    <style:style style:name="T54" style:parent-style-name="Standardnípísmoodstavce" style:family="text">
      <style:text-properties style:font-name-complex="Calibri"/>
    </style:style>
    <style:style style:name="T55" style:parent-style-name="Standardnípísmoodstavce" style:family="text">
      <style:text-properties style:font-name-complex="Calibri"/>
    </style:style>
    <style:style style:name="T56" style:parent-style-name="Standardnípísmoodstavce" style:family="text">
      <style:text-properties style:font-name-complex="Calibri"/>
    </style:style>
    <style:style style:name="T57" style:parent-style-name="Standardnípísmoodstavce" style:family="text">
      <style:text-properties style:font-name-complex="Calibri"/>
    </style:style>
    <style:style style:name="T58" style:parent-style-name="Standardnípísmoodstavce" style:family="text">
      <style:text-properties style:font-name-complex="Calibri"/>
    </style:style>
    <style:style style:name="T59" style:parent-style-name="Standardnípísmoodstavce" style:family="text">
      <style:text-properties style:font-name-complex="Calibri"/>
    </style:style>
    <style:style style:name="T60" style:parent-style-name="Standardnípísmoodstavce" style:family="text">
      <style:text-properties style:font-name-complex="Calibri"/>
    </style:style>
    <style:style style:name="P61" style:parent-style-name="Normální" style:family="paragraph">
      <style:paragraph-properties fo:keep-with-next="always" fo:margin-top="0.3333in" fo:margin-bottom="0.1666in" fo:line-height="104%"/>
      <style:text-properties style:font-name-complex="Calibri" fo:font-weight="bold" style:font-weight-asian="bold" fo:color="#008576" fo:font-size="12pt" style:font-size-asian="12pt"/>
    </style:style>
    <style:style style:name="P62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63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64" style:parent-style-name="Normální" style:family="paragraph">
      <style:paragraph-properties fo:text-align="justify" fo:margin-top="0.0833in" fo:margin-bottom="0.0833in" fo:margin-left="0.25in" fo:text-indent="-0.25in">
        <style:tab-stops>
          <style:tab-stop style:type="left" style:position="0.1437in"/>
        </style:tab-stops>
      </style:paragraph-properties>
      <style:text-properties style:font-name-complex="Calibri" fo:font-style="italic" style:font-style-asian="italic"/>
    </style:style>
    <style:style style:name="P65" style:parent-style-name="Normální" style:family="paragraph">
      <style:paragraph-properties fo:text-align="justify" fo:margin-top="0.0833in" fo:margin-bottom="0.0833in" fo:margin-left="0.25in" fo:text-indent="-0.25in">
        <style:tab-stops>
          <style:tab-stop style:type="left" style:position="0.1437in"/>
        </style:tab-stops>
      </style:paragraph-properties>
      <style:text-properties style:font-name-complex="Calibri" fo:font-style="italic" style:font-style-asian="italic"/>
    </style:style>
    <style:style style:name="P66" style:parent-style-name="Normální" style:family="paragraph">
      <style:paragraph-properties fo:text-align="justify" fo:margin-top="0.0833in" fo:margin-bottom="0.0833in" fo:margin-left="0.25in" fo:text-indent="-0.25in">
        <style:tab-stops>
          <style:tab-stop style:type="left" style:position="0.1437in"/>
        </style:tab-stops>
      </style:paragraph-properties>
      <style:text-properties style:font-name-complex="Calibri" fo:font-style="italic" style:font-style-asian="italic"/>
    </style:style>
    <style:style style:name="P67" style:parent-style-name="Normální" style:family="paragraph">
      <style:paragraph-properties fo:text-align="justify" fo:margin-top="0.0833in" fo:margin-bottom="0.0833in" fo:margin-left="0.25in" fo:text-indent="-0.25in">
        <style:tab-stops>
          <style:tab-stop style:type="left" style:position="0.1437in"/>
        </style:tab-stops>
      </style:paragraph-properties>
      <style:text-properties style:font-name-complex="Calibri" fo:font-style="italic" style:font-style-asian="italic"/>
    </style:style>
    <style:style style:name="P68" style:parent-style-name="Normální" style:family="paragraph">
      <style:paragraph-properties fo:text-align="justify" fo:margin-top="0.0833in" fo:margin-bottom="0.0833in" fo:margin-left="0.25in" fo:text-indent="-0.25in">
        <style:tab-stops>
          <style:tab-stop style:type="left" style:position="0.1437in"/>
        </style:tab-stops>
      </style:paragraph-properties>
      <style:text-properties style:font-name-complex="Calibri" fo:font-style="italic" style:font-style-asian="italic"/>
    </style:style>
    <style:style style:name="P69" style:parent-style-name="Normální" style:family="paragraph">
      <style:paragraph-properties fo:text-align="justify" fo:margin-top="0.0833in" fo:margin-bottom="0.0833in" fo:margin-left="0.25in" fo:text-indent="-0.25in">
        <style:tab-stops>
          <style:tab-stop style:type="left" style:position="0.1437in"/>
        </style:tab-stops>
      </style:paragraph-properties>
      <style:text-properties style:font-name-complex="Calibri" fo:font-style="italic" style:font-style-asian="italic"/>
    </style:style>
    <style:style style:name="P70" style:parent-style-name="Normální" style:family="paragraph">
      <style:paragraph-properties fo:text-align="justify" fo:margin-top="0.0833in" fo:margin-bottom="0.0833in" fo:margin-left="0.25in" fo:text-indent="-0.25in">
        <style:tab-stops>
          <style:tab-stop style:type="left" style:position="0.1437in"/>
        </style:tab-stops>
      </style:paragraph-properties>
      <style:text-properties style:font-name-complex="Calibri" fo:font-style="italic" style:font-style-asian="italic"/>
    </style:style>
    <style:style style:name="P71" style:parent-style-name="Normální" style:family="paragraph">
      <style:paragraph-properties fo:text-align="justify" fo:margin-top="0.0833in" fo:margin-bottom="0.0833in" fo:margin-left="0.25in" fo:text-indent="-0.25in">
        <style:tab-stops>
          <style:tab-stop style:type="left" style:position="0.1437in"/>
        </style:tab-stops>
      </style:paragraph-properties>
      <style:text-properties style:font-name-complex="Calibri" fo:font-style="italic" style:font-style-asian="italic"/>
    </style:style>
    <style:style style:name="P72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73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74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75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76" style:parent-style-name="Normální" style:family="paragraph">
      <style:paragraph-properties fo:keep-with-next="always" fo:margin-top="0.3333in" fo:margin-bottom="0.1666in" fo:line-height="104%"/>
      <style:text-properties style:font-name-complex="Calibri" fo:font-weight="bold" style:font-weight-asian="bold" fo:color="#008576" fo:font-size="12pt" style:font-size-asian="12pt"/>
    </style:style>
    <style:style style:name="P77" style:parent-style-name="Normální" style:family="paragraph">
      <style:paragraph-properties fo:keep-with-next="always" fo:margin-top="0.3333in" fo:margin-bottom="0.1666in" fo:line-height="104%"/>
    </style:style>
    <style:style style:name="T78" style:parent-style-name="Standardnípísmoodstavce" style:family="text">
      <style:text-properties style:font-name-complex="Calibri"/>
    </style:style>
    <style:style style:name="T79" style:parent-style-name="Standardnípísmoodstavce" style:family="text">
      <style:text-properties style:font-name-complex="Calibri"/>
    </style:style>
    <style:style style:name="P80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81" style:parent-style-name="Normální" style:family="paragraph">
      <style:paragraph-properties fo:text-align="center" fo:margin-left="2.1659in">
        <style:tab-stops/>
      </style:paragraph-properties>
      <style:text-properties style:font-name-complex="Calibri"/>
    </style:style>
    <style:style style:name="P82" style:parent-style-name="Normální" style:family="paragraph">
      <style:paragraph-properties fo:text-align="center" fo:margin-left="2.1659in">
        <style:tab-stops/>
      </style:paragraph-properties>
    </style:style>
    <style:style style:name="T83" style:parent-style-name="Standardnípísmoodstavce" style:family="text">
      <style:text-properties style:font-name-complex="Calibri"/>
    </style:style>
    <style:style style:name="T84" style:parent-style-name="Standardnípísmoodstavce" style:family="text"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91/2021<text:bookmark-end text:name="Text14"/></text:p>
            <text:p text:style-name="Normální">KVOP-48030/2021<text:bookmark-end text:name="Text2"/></text:p>
            <text:p text:style-name="Normální"><text:bookmark-start text:name="Text6"/>25. 11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Mgr. M. P.,<text:s/>DiS.<text:bookmark-end text:name="Text9"/>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5"><text:span text:style-name="T16">Sdělení o<text:s/></text:span><text:span text:style-name="T17">poskytnutí informace a rozhodnutí o částečném odmítnutí žádosti podle zákona č. 106/1999 Sb., o svobodném přístupu k informacím, ve znění pozdějších předpisů</text:span></text:p>
      <text:p text:style-name="P18">Vážená paní magistro,<text:s/></text:p>
      <text:p text:style-name="P19">Kancelář veřejného ochránce práv obdržela dne 12. listopadu 2021 Vaši žádost podle zákona č. 106/1999 Sb., o svobodném přístupu k informacím, ve znění pozdějších předpisů, kterou požadujete sdělení následujících informací:<text:s/></text:p>
      <text:list text:style-name="LFO3_1" text:continue-numbering="true">
        <text:list-item>
          <text:p text:style-name="P20"><text:span text:style-name="T21"><text:tab/></text:span><text:span text:style-name="T22">Účastnil se ombudsman Křeček osobně jednání zástupců vlády s členy Výboru pro práva dítěte, které proběhlo</text:span><text:span text:style-name="T23"><text:s/>ve dnech 6. a 7. 9. 2021?</text:span></text:p>
        </text:list-item>
        <text:list-item>
          <text:p text:style-name="P24">Předkládal ombudsman Stanislav Křeček Výboru OSN pro práva dítěte své poznatky ohledně aplikace Úmluvy o právech dítěte (a souvisejících opčních protokolů) v České republice? Pokud ano, prosím o poskytnutí této informace písemně.</text:p>
        </text:list-item>
        <text:list-item>
          <text:p text:style-name="P25">Provedl ombudsman Křeček nějaké šetření (např. z vlastní iniciativy), jak příslušná ministerstva plní závazky obsažené v Opčním protokolu k Úmluvě o právech dítěte týkajícího se prodeje dětí, dětské prostituce a dětské pornografie (74/2013 Sb.)?</text:p>
        </text:list-item>
      </text:list>
      <text:p text:style-name="P26"><text:span text:style-name="T27">K Vaší<text:s/></text:span><text:span text:style-name="T28">žádosti<text:s/></text:span><text:span text:style-name="T29">poskytuji následující informace</text:span><text:span text:style-name="T30">:</text:span></text:p>
      <text:p text:style-name="P31">Ad (1) Ne, veřejný ochránce práv JUDr. Stanislav Křeček se osobně neúčastnil jednání zástupců vlády s členy Výboru pro práva dítěte, které proběhlo ve dnech 6. a 7. 9. 2021</text:p>
      <text:p text:style-name="P32">Ad (2) Ombudsman Stanislav Křeček nepředkládal Výboru OSN pro práva dítěte své poznatky ohledně aplikace Úmluvy o právech dítěte (a souvisejících opčních protokolů) v České republice.<text:s/></text:p>
      <text:p text:style-name="P33">Nad rámec poskytnuté informace sděluji, že veřejná ochránkyně práv Anna Šabatová zaslala své vyjádření k šesté periodické zprávě České republiky o opatřeních přijatých k plnění závazků podle Úmluvy proti mučení a jinému krutému, nelidskému či ponižujícímu zacházení a trestání za období 2009 – 2015, kam byly doplněny i její poznatky, které se týkaly dětských otázek. <text:s/>Je zažitou praxí, že obdobné zprávy se podávají jednou za šest let a dne 24. listopadu 2021 obdržela zástupkyně veřejného ochránce práv Mgr. Monika Šimůnková, jako členka Výboru<text:s/>pro práva dítěte, materiál s názvem Závěrečná doporučení Výboru OSN pro práva dítěte. <text:s/></text:p>
      <text:soft-page-break/>
      <text:p text:style-name="P34">Ad (3) Ombudsman Stanislav Křeček neprováděl žádné šetření, jehož předmětem by bylo zjištění, jak příslušná ministerstva plní závazky obsažené v Opčním protokolu k Úmluvě o právech dítěte týkajícího se prodeje dětí, dětské prostituce a dětské pornografie.</text:p>
      <text:p text:style-name="P35"><text:span text:style-name="T36">Nad rámec poskytnuté informace sděluji, že monitoring naplňování Úmluvy práv dítěte by měl být náplní práce tzv. dětského ombudsmana, kterého v České republice doposud nemáme zřízeného. Uvedená problematika je také řešena v rámci odhalování a stíh</text:span><text:span text:style-name="T37">ání trestných činů, jako je dětská pornografie (viz § 193 trestního zákona) a dětská prostituce (viz § 168 trestního zákona). Kancelář veřejného ochránce práv se zabývá individuálními případy dětí, ve kterých šetříme výkon sociálně-právní ochrany dětí nebo</text:span><text:span text:style-name="T38"><text:s/>kolizního opatrovnictví. S výstupy se můžete seznámit v Evidenci stanovisek ombudsmana na tomto odkazu: <text:s/></text:span><text:a xlink:href="https://eso.ochrance.cz/Vyhledavani/Search" office:target-frame-name="_top" xlink:show="replace"><text:span text:style-name="T39">https://eso.ochrance.cz/Vyhledavani/Search</text:span></text:a><text:span text:style-name="T40">.<text:s/></text:span></text:p>
      <text:p text:style-name="P41"><text:span text:style-name="T42">Současně<text:s/></text:span></text:p>
      <text:p text:style-name="P43"><text:span text:style-name="T44">v souladu s § 15 a § 2 odst. 4 písm</text:span><text:span text:style-name="T45">. a) zákona č. 106/1999 Sb., o svobodném přístupu k informacím, ve znění pozdějších předpisů, ve spojení s § 67 a násl. zákona č. 500/2004 Sb., správního řádu, ve znění pozdějších předpisů,<text:s/></text:span><text:span text:style-name="T46">vydává Kancelář veřejného ochránce práv</text:span><text:span text:style-name="T47"><text:s/>jako povinný subjekt podle</text:span><text:span text:style-name="T48"><text:s/>§ 2 odst. 1 zákona o svobodném přístupu k informacím a současně jako osoba pověřená veřejným ochráncem práv k plnění povinností veřejného ochránce práv podle zákona o svobodném přístupu k informacím na základě § 25 odst. 2 zákona č. 349/1999 Sb., o veřejn</text:span><text:span text:style-name="T49">ém ochránci práv, ve znění pozdějších předpisů,</text:span></text:p>
      <text:p text:style-name="P50">rozhodnutí,</text:p>
      <text:p text:style-name="P51"><text:span text:style-name="T52">kterým se<text:s/></text:span><text:span text:style-name="T53">částečně odmítá</text:span><text:span text:style-name="T54"><text:s/>žádost Mgr. M. P.</text:span><text:span text:style-name="T55">, DiS, dat. nar.<text:s/></text:span><text:span text:style-name="T56">xx</text:span><text:span text:style-name="T57">, trvale bytem<text:s/></text:span><text:span text:style-name="T58">xx</text:span><text:span text:style-name="T59"><text:s/>ze dne 12. listopadu 2021, podle ustanovení § 2 odst. 4<text:s/></text:span><text:span text:style-name="T60">zákona o svobodném přístupu k informacím.</text:span></text:p>
      <text:p text:style-name="P61">Odůvodnění</text:p>
      <text:p text:style-name="P62">Dne 12. listopadu 2021 se na Kancelář veřejného ochránce práv obrátila Mgr.<text:s/>M. P., DiS s žádostí o informace podle zákona o svobodném přístupu k informacím.<text:s/></text:p>
      <text:p text:style-name="P63">Požadovala následující informace:</text:p>
      <text:list text:style-name="LFO4" text:continue-numbering="true">
        <text:list-item>
          <text:p text:style-name="P64">Seznámil se ombudsman Křeček s podáními organizací z českého občanského sektoru (k plnění Úmluvy v ČR), které jsou uveřejněné na stránkách OSN, předtím, než napsal svůj příspěvek na Facebook?</text:p>
        </text:list-item>
        <text:list-item>
          <text:p text:style-name="P65">Seznámil se ombudsman Křeček před komentováním názoru Výboru<text:s/>OSN na svém Facebooku s úplným zněním doporučení Výboru OSN ze dne 30. září 2021? Pokud ano, prosím o uvedení data, kdy se se zprávou ombudsman Křeček seznámil a z jakého zdroje?</text:p>
        </text:list-item>
        <text:list-item>
          <text:p text:style-name="P66">Prosím o uvedení znalosti anglického jazyka ombudsmana Křečka podle Společného evropského referenčního rámce pro jazyky?</text:p>
        </text:list-item>
        <text:list-item>
          <text:p text:style-name="P67">Proč je podle ombudsmana Křečka důležité, kdo informace týkající zneužívání dětí ke komerční sexuální činnosti Výboru OSN předal a nikoliv informace samotná. Prosím o uvedení konkrétního právního předpisu, kterým<text:s/>své stanovisko podpírá?</text:p>
        </text:list-item>
        <text:list-item>
          <text:p text:style-name="P68">Prosím o informaci, proč dal ombudsman Křeček do uvozovek „orgán OSN“?</text:p>
        </text:list-item>
        <text:list-item>
          <text:p text:style-name="P69">Proč se tak necitlivě ombudsman Křeček vyjadřuje k problému sexuálnímu zneužívání dětí, když dal slib, že „Slibuji na svou čest a svědomí, že svou funkci budu<text:s/>vykonávat nezávisle a nestranně, v souladu s Ústavou a ostatními zákony a že budu chránit neporušitelnost práv“?<text:s/></text:p>
        </text:list-item>
        <text:list-item>
          <text:p text:style-name="P70">Pokud nikoliv, sdělte informaci, na základě jakého ustanovení zákona o Veřejném ochránci práv ombudsman Křeček postupoval, když kritické prohlášení vůči přezkumu Úmluvy OSN o právech dítěte na Facebooku publikoval?</text:p>
        </text:list-item>
        <text:list-item>
          <text:p text:style-name="P71">Hodlá šetření z vlastní iniciativy (viz výše) ombudsman Křeček provádět na základě doporučení Výboru pro ČR? Vydal již pokyn k provedení takového šetření z vlastní iniciativy? Pokud ne, prosím o zdůvodnění ve formě informace podle zákona 106.</text:p>
        </text:list-item>
      </text:list>
      <text:p text:style-name="P72">Podle § 3 odst. 3 zákona o svobodném přístupu k informacím se informací pro účely tohoto zákona rozumí jakýkoliv obsah nebo jeho část v jakékoliv podobě, zaznamenaný na jakémkoliv nosiči, zejména<text:s/>obsah písemného záznamu na listině, záznamu uloženého v elektronické podobě nebo záznamu zvukového, obrazového nebo audiovizuálního. Informační povinnost se tedy může vztahovat pouze k těm informacím, kterými povinné subjekty v danou chvíli disponují, tzn.<text:s/>k informacím reálně existujícím.<text:s/></text:p>
      <text:p text:style-name="P73">Podle ustanovení § 15 a § 2 odst. 4 zákona o svobodném přístupu k informacím se povinnost poskytovat informace netýká dotazů na názory, budoucí rozhodnutí a vytváření nových informací.</text:p>
      <text:p text:style-name="P74">Jelikož se v případě žadatelky jedná<text:s/>částečně o dotazy na názor a částečně by šlo o vytváření nových informací, a to z důvodu, že myšlenkový proces vedoucí k rozhodnutí veřejného ochránce práv JUDr. Stanislava Křečka něco napsat či ochráncem učiněné kroky před sdělením názoru, jako je zejména čtení dokumentů či použití párových interpunkčních znamének v textu, nejsou nikde explicitně písemně zaznamenány, nelze tedy tyto informace z důvodu jejich neexistence poskytnout.</text:p>
      <text:p text:style-name="P75">Vzhledem k tomu, že žadatelka žádá o poskytnutí názorů a budoucích rozhodnutí (bod 8), nikoli o existující informaci ve smyslu § 3 odst. 3 zákona o svobodném přístupu k informacím, je tímto splněn důvod pro odmítnutí žádosti o poskytnutí informací podle § 2 odst. 4 zákona o svobodném přístupu k informacím. Režim zákona o svobodném přístupu k informacím totiž nestanovuje povinnost nové informace vytvářet či vyjadřovat názory k určité problematice. <text:s/>Ostatní požadované informace byly žadatelce poskytnuty a doručeny spolu s tímto rozhodnutím.</text:p>
      <text:p text:style-name="P76">Poučení</text:p>
      <text:p text:style-name="P77"><text:span text:style-name="T78">Proti tomuto rozhodnutí lze podle</text:span><text:span text:style-name="T79"><text:s/>§ 16 zákona o svobodném přístupu k informacím podat ve lhůtě 15 dnů od jeho doručení odvolání k Úřadu pro ochranu osobních údajů prostřednictvím Kanceláře veřejného ochránce práv.</text:span></text:p>
      <text:p text:style-name="P80"/>
      <text:p text:style-name="P81">JUDr. Pavel Pořízek, Ph.D., v. r.</text:p>
      <text:p text:style-name="P82"><text:span text:style-name="T83">vedoucí Kanceláře veřejného ochránce p</text:span><text:span text:style-name="T84">rá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3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4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VWY3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14T07:18:00Z</meta:creation-date>
    <dc:date>2021-12-14T07:22:00Z</dc:date>
    <meta:print-date>2021-11-25T14:27:00Z</meta:print-date>
    <meta:template xlink:href="KVOP_dopis%20vedoucího" xlink:type="simple"/>
    <meta:editing-cycles>3</meta:editing-cycles>
    <meta:editing-duration>PT240S</meta:editing-duration>
    <meta:user-defined meta:name="ContentTypeId">0x010100D3A71DC738674B4893D02C4CA0E22FAC</meta:user-defined>
    <meta:document-statistic meta:page-count="3" meta:paragraph-count="15" meta:word-count="1122" meta:character-count="7727" meta:row-count="55" meta:non-whitespace-character-count="6620"/>
  </office:meta>
</office:document-meta>
</file>